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chem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utorial Test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/>
          <table:table-cell office:value-type="string" calcext:value-type="string">
            <text:p>Assignment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.73" calcext:value-type="float">
            <text:p>16.73</text:p>
          </table:table-cell>
          <table:table-cell office:value-type="float" office:value="30" calcext:value-type="float">
            <text:p>30</text:p>
          </table:table-cell>
          <table:table-cell table:formula="of:=[.D3]/[.E3]" office:value-type="float" office:value="0.557666666666667" calcext:value-type="float">
            <text:p>0.557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formula="of:=[.I3]/[.J3]" office:value-type="float" office:value="0.775" calcext:value-type="float">
            <text:p>0.7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D4]/[.E4]" office:value-type="float" office:value="0.44" calcext:value-type="float">
            <text:p>0.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[.I4]/[.J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.63" calcext:value-type="float">
            <text:p>10.63</text:p>
          </table:table-cell>
          <table:table-cell office:value-type="float" office:value="30" calcext:value-type="float">
            <text:p>30</text:p>
          </table:table-cell>
          <table:table-cell table:formula="of:=[.D5]/[.E5]" office:value-type="float" office:value="0.354333333333333" calcext:value-type="float">
            <text:p>0.354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5]/[.J5]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3:.F5])/COUNTA([.F3:.F5])" office:value-type="float" office:value="0.450666666666667" calcext:value-type="float">
            <text:p>0.450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I6]/[.J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I7]/[.J7]" office:value-type="float" office:value="0.631578947368421" calcext:value-type="float">
            <text:p>0.63157894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term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 table:number-columns-repeated="4"/>
          <table:table-cell table:formula="of:=SUM([.K3:.K7])/COUNTA([.K3:.K7])" office:value-type="float" office:value="0.624649122807018" calcext:value-type="float">
            <text:p>0.62464912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formula="of:=[.D9]/[.E9]" office:value-type="float" office:value="0.566666666666667" calcext:value-type="float">
            <text:p>0.566666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.16" calcext:value-type="float">
            <text:p>25.16</text:p>
          </table:table-cell>
          <table:table-cell office:value-type="float" office:value="55" calcext:value-type="float">
            <text:p>55</text:p>
          </table:table-cell>
          <table:table-cell table:formula="of:=[.D10]/[.E10]" office:value-type="float" office:value="0.457454545454545" calcext:value-type="float">
            <text:p>0.4574545455</text:p>
          </table:table-cell>
          <table:table-cell/>
          <table:table-cell office:value-type="string" calcext:value-type="string">
            <text:p>Iclicker Grade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9:.F10])/COUNTA([.F9:.F10])" office:value-type="float" office:value="0.512060606060606" calcext:value-type="float">
            <text:p>0.5120606061</text:p>
          </table:table-cell>
          <table:table-cell/>
          <table:table-cell table:formula="of:=2/41" office:value-type="float" office:value="0.0487804878048781" calcext:value-type="float">
            <text:p>0.0487804878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cheme 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Compone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 Achieved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Projecte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licker Questions</text:p>
          </table:table-cell>
          <table:table-cell office:value-type="float" office:value="5" calcext:value-type="float">
            <text:p>5</text:p>
          </table:table-cell>
          <table:table-cell table:formula="of:=[.I17]*[.H11]" office:value-type="float" office:value="0.24390243902439" calcext:value-type="float">
            <text:p>0.243902439</text:p>
          </table:table-cell>
          <table:table-cell table:formula="of:=[.J17]" office:value-type="float" office:value="0.24390243902439" calcext:value-type="float">
            <text:p>0.243902439</text:p>
          </table:table-cell>
          <table:table-cell table:formula="of:=[.J17]" office:value-type="float" office:value="0.24390243902439" calcext:value-type="float">
            <text:p>0.243902439</text:p>
          </table:table-cell>
          <table:table-cell table:formula="of:=[.J17]" office:value-type="float" office:value="0.24390243902439" calcext:value-type="float">
            <text:p>0.2439024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signments</text:p>
          </table:table-cell>
          <table:table-cell office:value-type="float" office:value="5" calcext:value-type="float">
            <text:p>5</text:p>
          </table:table-cell>
          <table:table-cell table:formula="of:=[.I18]*[.K8]" office:value-type="float" office:value="3.12324561403509" calcext:value-type="float">
            <text:p>3.123245614</text:p>
          </table:table-cell>
          <table:table-cell table:formula="of:=[.J18]" office:value-type="float" office:value="3.12324561403509" calcext:value-type="float">
            <text:p>3.123245614</text:p>
          </table:table-cell>
          <table:table-cell table:formula="of:=[.K18]" office:value-type="float" office:value="3.12324561403509" calcext:value-type="float">
            <text:p>3.123245614</text:p>
          </table:table-cell>
          <table:table-cell table:formula="of:=[.J18]" office:value-type="float" office:value="3.12324561403509" calcext:value-type="float">
            <text:p>3.12324561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ial Tests</text:p>
          </table:table-cell>
          <table:table-cell office:value-type="float" office:value="15" calcext:value-type="float">
            <text:p>15</text:p>
          </table:table-cell>
          <table:table-cell table:formula="of:=[.I19]*[.F6]" office:value-type="float" office:value="6.76" calcext:value-type="float">
            <text:p>6.76</text:p>
          </table:table-cell>
          <table:table-cell table:formula="of:=[.J19]" office:value-type="float" office:value="6.76" calcext:value-type="float">
            <text:p>6.76</text:p>
          </table:table-cell>
          <table:table-cell table:formula="of:=0.665*[.I19]" office:value-type="float" office:value="9.975" calcext:value-type="float">
            <text:p>9.975</text:p>
          </table:table-cell>
          <table:table-cell table:formula="of:=[.J19]" office:value-type="float" office:value="6.76" calcext:value-type="float">
            <text:p>6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dterm 1</text:p>
          </table:table-cell>
          <table:table-cell office:value-type="float" office:value="15" calcext:value-type="float">
            <text:p>15</text:p>
          </table:table-cell>
          <table:table-cell table:formula="of:=[.I20]*[.F9]" office:value-type="float" office:value="8.5" calcext:value-type="float">
            <text:p>8.5</text:p>
          </table:table-cell>
          <table:table-cell table:formula="of:=[.J20]" office:value-type="float" office:value="8.5" calcext:value-type="float">
            <text:p>8.5</text:p>
          </table:table-cell>
          <table:table-cell table:formula="of:=[.J20]" office:value-type="float" office:value="8.5" calcext:value-type="float">
            <text:p>8.5</text:p>
          </table:table-cell>
          <table:table-cell table:formula="of:=[.J20]" office:value-type="float" office:value="8.5" calcext:value-type="float">
            <text:p>8.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dterm 2</text:p>
          </table:table-cell>
          <table:table-cell office:value-type="float" office:value="15" calcext:value-type="float">
            <text:p>15</text:p>
          </table:table-cell>
          <table:table-cell table:formula="of:=[.I21]*[.F10]" office:value-type="float" office:value="6.86181818181818" calcext:value-type="float">
            <text:p>6.8618181818</text:p>
          </table:table-cell>
          <table:table-cell table:formula="of:=[.J21]" office:value-type="float" office:value="6.86181818181818" calcext:value-type="float">
            <text:p>6.8618181818</text:p>
          </table:table-cell>
          <table:table-cell table:formula="of:=[.I21]" office:value-type="float" office:value="15" calcext:value-type="float">
            <text:p>15</text:p>
          </table:table-cell>
          <table:table-cell table:formula="of:=[.J21]" office:value-type="float" office:value="6.86181818181818" calcext:value-type="float">
            <text:p>6.861818181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nal Exam</text:p>
          </table:table-cell>
          <table:table-cell office:value-type="float" office:value="50" calcext:value-type="float">
            <text:p>50</text:p>
          </table:table-cell>
          <table:table-cell table:formula="of:=[.I22]*[.F14]" office:value-type="float" office:value="0" calcext:value-type="float">
            <text:p>0</text:p>
          </table:table-cell>
          <table:table-cell table:formula="of:=[.J22]" office:value-type="float" office:value="0" calcext:value-type="float">
            <text:p>0</text:p>
          </table:table-cell>
          <table:table-cell table:formula="of:=[.I22]" office:value-type="float" office:value="50" calcext:value-type="float">
            <text:p>50</text:p>
          </table:table-cell>
          <table:table-cell table:formula="of:=0.6*[.I22]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formula="of:=SUM([.I17:.I22])" office:value-type="float" office:value="105" calcext:value-type="float">
            <text:p>105</text:p>
          </table:table-cell>
          <table:table-cell table:formula="of:=SUM([.J17:.J22])" office:value-type="float" office:value="25.4889662348777" calcext:value-type="float">
            <text:p>25.4889662349</text:p>
          </table:table-cell>
          <table:table-cell table:formula="of:=SUM([.K17:.K22])" office:value-type="float" office:value="25.4889662348777" calcext:value-type="float">
            <text:p>25.4889662349</text:p>
          </table:table-cell>
          <table:table-cell table:formula="of:=SUM([.L17:.L22])" office:value-type="float" office:value="86.8421480530595" calcext:value-type="float">
            <text:p>86.8421480531</text:p>
          </table:table-cell>
          <table:table-cell table:formula="of:=SUM([.M17:.M22])" office:value-type="float" office:value="55.4889662348777" calcext:value-type="float">
            <text:p>55.4889662349</text:p>
          </table:table-cell>
        </table:table-row>
      </table:table>
      <table:table table:name="scheme 2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utorial Test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/>
          <table:table-cell office:value-type="string" calcext:value-type="string">
            <text:p>Assignment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.73" calcext:value-type="float">
            <text:p>16.73</text:p>
          </table:table-cell>
          <table:table-cell office:value-type="float" office:value="30" calcext:value-type="float">
            <text:p>30</text:p>
          </table:table-cell>
          <table:table-cell table:formula="of:=[.D3]/[.E3]" office:value-type="float" office:value="0.557666666666667" calcext:value-type="float">
            <text:p>0.557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formula="of:=[.I3]/[.J3]" office:value-type="float" office:value="0.775" calcext:value-type="float">
            <text:p>0.7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D4]/[.E4]" office:value-type="float" office:value="0.44" calcext:value-type="float">
            <text:p>0.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[.I4]/[.J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.63" calcext:value-type="float">
            <text:p>10.63</text:p>
          </table:table-cell>
          <table:table-cell office:value-type="float" office:value="30" calcext:value-type="float">
            <text:p>30</text:p>
          </table:table-cell>
          <table:table-cell table:formula="of:=[.D5]/[.E5]" office:value-type="float" office:value="0.354333333333333" calcext:value-type="float">
            <text:p>0.354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5]/[.J5]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3:.F5])/COUNTA([.F3:.F5])" office:value-type="float" office:value="0.450666666666667" calcext:value-type="float">
            <text:p>0.450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I6]/[.J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I7]/[.J7]" office:value-type="float" office:value="0.631578947368421" calcext:value-type="float">
            <text:p>0.63157894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term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 table:number-columns-repeated="4"/>
          <table:table-cell table:formula="of:=SUM([.K3:.K7])/COUNTA([.K3:.K7])" office:value-type="float" office:value="0.624649122807018" calcext:value-type="float">
            <text:p>0.62464912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formula="of:=[.D9]/[.E9]" office:value-type="float" office:value="0.566666666666667" calcext:value-type="float">
            <text:p>0.566666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.16" calcext:value-type="float">
            <text:p>25.16</text:p>
          </table:table-cell>
          <table:table-cell office:value-type="float" office:value="55" calcext:value-type="float">
            <text:p>55</text:p>
          </table:table-cell>
          <table:table-cell table:formula="of:=[.D10]/[.E10]" office:value-type="float" office:value="0.457454545454545" calcext:value-type="float">
            <text:p>0.4574545455</text:p>
          </table:table-cell>
          <table:table-cell/>
          <table:table-cell office:value-type="string" calcext:value-type="string">
            <text:p>Iclicker Grade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9:.F10])/COUNTA([.F9:.F10])" office:value-type="float" office:value="0.512060606060606" calcext:value-type="float">
            <text:p>0.5120606061</text:p>
          </table:table-cell>
          <table:table-cell/>
          <table:table-cell table:formula="of:=2/41" office:value-type="float" office:value="0.0487804878048781" calcext:value-type="float">
            <text:p>0.0487804878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cheme 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Compone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 Achieved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Projecte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licker Questions</text:p>
          </table:table-cell>
          <table:table-cell office:value-type="float" office:value="5" calcext:value-type="float">
            <text:p>5</text:p>
          </table:table-cell>
          <table:table-cell table:formula="of:=[.I17]*[.H11]" office:value-type="float" office:value="0.24390243902439" calcext:value-type="float">
            <text:p>0.243902439</text:p>
          </table:table-cell>
          <table:table-cell table:formula="of:=[.J17]" office:value-type="float" office:value="0.24390243902439" calcext:value-type="float">
            <text:p>0.243902439</text:p>
          </table:table-cell>
          <table:table-cell table:formula="of:=[.J17]" office:value-type="float" office:value="0.24390243902439" calcext:value-type="float">
            <text:p>0.243902439</text:p>
          </table:table-cell>
          <table:table-cell table:formula="of:=[.J17]" office:value-type="float" office:value="0.24390243902439" calcext:value-type="float">
            <text:p>0.2439024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signments</text:p>
          </table:table-cell>
          <table:table-cell office:value-type="float" office:value="5" calcext:value-type="float">
            <text:p>5</text:p>
          </table:table-cell>
          <table:table-cell table:formula="of:=[.I18]*[.K8]" office:value-type="float" office:value="3.12324561403509" calcext:value-type="float">
            <text:p>3.123245614</text:p>
          </table:table-cell>
          <table:table-cell table:formula="of:=[.J18]" office:value-type="float" office:value="3.12324561403509" calcext:value-type="float">
            <text:p>3.123245614</text:p>
          </table:table-cell>
          <table:table-cell table:formula="of:=[.K18]" office:value-type="float" office:value="3.12324561403509" calcext:value-type="float">
            <text:p>3.123245614</text:p>
          </table:table-cell>
          <table:table-cell table:formula="of:=[.J18]" office:value-type="float" office:value="3.12324561403509" calcext:value-type="float">
            <text:p>3.12324561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ial Tests</text:p>
          </table:table-cell>
          <table:table-cell office:value-type="float" office:value="15" calcext:value-type="float">
            <text:p>15</text:p>
          </table:table-cell>
          <table:table-cell table:formula="of:=[.I19]*[.F6]" office:value-type="float" office:value="6.76" calcext:value-type="float">
            <text:p>6.76</text:p>
          </table:table-cell>
          <table:table-cell table:formula="of:=[.J19]" office:value-type="float" office:value="6.76" calcext:value-type="float">
            <text:p>6.76</text:p>
          </table:table-cell>
          <table:table-cell table:formula="of:=[.I19]*[.F6]" office:value-type="float" office:value="6.76" calcext:value-type="float">
            <text:p>6.76</text:p>
          </table:table-cell>
          <table:table-cell table:formula="of:=[.J19]" office:value-type="float" office:value="6.76" calcext:value-type="float">
            <text:p>6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st Midterm</text:p>
          </table:table-cell>
          <table:table-cell office:value-type="float" office:value="15" calcext:value-type="float">
            <text:p>15</text:p>
          </table:table-cell>
          <table:table-cell table:formula="of:=[.I20]*[.F9]" office:value-type="float" office:value="8.5" calcext:value-type="float">
            <text:p>8.5</text:p>
          </table:table-cell>
          <table:table-cell table:formula="of:=[.J20]" office:value-type="float" office:value="8.5" calcext:value-type="float">
            <text:p>8.5</text:p>
          </table:table-cell>
          <table:table-cell table:formula="of:=[.I20]*[.F9]" office:value-type="float" office:value="8.5" calcext:value-type="float">
            <text:p>8.5</text:p>
          </table:table-cell>
          <table:table-cell table:formula="of:=[.J20]" office:value-type="float" office:value="8.5" calcext:value-type="float">
            <text:p>8.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orst Midterm</text:p>
          </table:table-cell>
          <table:table-cell office:value-type="float" office:value="5" calcext:value-type="float">
            <text:p>5</text:p>
          </table:table-cell>
          <table:table-cell table:formula="of:=[.I21]*[.F10]" office:value-type="float" office:value="2.28727272727273" calcext:value-type="float">
            <text:p>2.2872727273</text:p>
          </table:table-cell>
          <table:table-cell table:formula="of:=[.J21]" office:value-type="float" office:value="2.28727272727273" calcext:value-type="float">
            <text:p>2.2872727273</text:p>
          </table:table-cell>
          <table:table-cell table:formula="of:=[.I21]*[.F10]" office:value-type="float" office:value="2.28727272727273" calcext:value-type="float">
            <text:p>2.2872727273</text:p>
          </table:table-cell>
          <table:table-cell table:formula="of:=[.J21]" office:value-type="float" office:value="2.28727272727273" calcext:value-type="float">
            <text:p>2.287272727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nal Exam</text:p>
          </table:table-cell>
          <table:table-cell office:value-type="float" office:value="60" calcext:value-type="float">
            <text:p>60</text:p>
          </table:table-cell>
          <table:table-cell table:formula="of:=[.I22]*[.F14]" office:value-type="float" office:value="0" calcext:value-type="float">
            <text:p>0</text:p>
          </table:table-cell>
          <table:table-cell table:formula="of:=[.J22]" office:value-type="float" office:value="0" calcext:value-type="float">
            <text:p>0</text:p>
          </table:table-cell>
          <table:table-cell table:formula="of:=[.I22]" office:value-type="float" office:value="60" calcext:value-type="float">
            <text:p>60</text:p>
          </table:table-cell>
          <table:table-cell table:formula="of:=0.6*[.I22]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formula="of:=SUM([.I17:.I22])" office:value-type="float" office:value="105" calcext:value-type="float">
            <text:p>105</text:p>
          </table:table-cell>
          <table:table-cell table:formula="of:=SUM([.J17:.J22])" office:value-type="float" office:value="20.9144207803322" calcext:value-type="float">
            <text:p>20.9144207803</text:p>
          </table:table-cell>
          <table:table-cell table:formula="of:=SUM([.K17:.K22])" office:value-type="float" office:value="20.9144207803322" calcext:value-type="float">
            <text:p>20.9144207803</text:p>
          </table:table-cell>
          <table:table-cell table:formula="of:=SUM([.L17:.L22])" office:value-type="float" office:value="80.9144207803322" calcext:value-type="float">
            <text:p>80.9144207803</text:p>
          </table:table-cell>
          <table:table-cell table:formula="of:=SUM([.M17:.M22])" office:value-type="float" office:value="56.9144207803322" calcext:value-type="float">
            <text:p>56.914420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00-00-00</text:date>, <text:time style:data-style-name="N2" text:time-value="09:29:44.936781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0:48:11.035228021</meta:creation-date>
    <meta:generator>LibreOffice/5.1.4.2$Linux_X86_64 LibreOffice_project/10m0$Build-2</meta:generator>
    <dc:date>2016-12-12T09:39:54.059563772</dc:date>
    <meta:editing-duration>PT26M40S</meta:editing-duration>
    <meta:editing-cycles>21</meta:editing-cycles>
    <meta:document-statistic meta:table-count="2" meta:cell-count="218" meta:object-count="0"/>
  </office:meta>
</office:document-meta>
</file>